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po Jak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1990</text:p>
            <text:p>86 minutes</text:p>
            <text:p>Budget unknown</text:p>
            <text:p>5.9 stars (8 votes)</text:p>
            <text:p>MPAA: 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po Jak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Not Drama</text:p>
            <text:p>(Action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ismo - Glava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1983</text:p>
            <text:p text:style-name="P2">106 minutes</text:p>
            <text:p text:style-name="P2">Budget unknown</text:p>
            <text:p text:style-name="P2">6.8 stars (6 votes)</text:p>
            <text:p text:style-name="P2">MPAA: 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ismo - Glava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Dram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rapped in Paradise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1994</text:p>
            <text:p text:style-name="P2">111 minutes</text:p>
            <text:p text:style-name="P2">Budget unknown</text:p>
            <text:p text:style-name="P2">5.3 stars (1700 votes)</text:p>
            <text:p text:style-name="P2">MPAA: 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rapped in Paradise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Not Drama</text:p>
            <text:p text:style-name="P2">(Comedy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55:53.614768457</meta:creation-date>
    <dc:date>2018-05-20T15:04:19.470310978</dc:date>
    <meta:editing-duration>PT8M26S</meta:editing-duration>
    <meta:editing-cycles>1</meta:editing-cycles>
    <meta:generator>LibreOffice/5.4.6.2$Linux_X86_64 LibreOffice_project/40m0$Build-2</meta:generator>
    <meta:document-statistic meta:object-count="45"/>
  </office:meta>
</office:document-meta>
</file>